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ffffff" draw:textarea-horizontal-align="justify" draw:textarea-vertical-align="middle" draw:auto-grow-height="false" fo:min-height="0.812cm" fo:min-width="0.562cm" fo:wrap-option="wrap"/>
      <style:paragraph-properties style:writing-mode="lr-tb"/>
    </style:style>
    <style:style style:name="gr2" style:family="graphic" style:parent-style-name="objectwithoutfill">
      <style:graphic-properties svg:stroke-color="#3465a4" draw:marker-end="Arrowheads_20_1" draw:marker-end-width="0.3cm" draw:fill="none" draw:textarea-vertical-align="middle"/>
      <style:paragraph-properties style:writing-mode="lr-tb"/>
    </style:style>
    <style:style style:name="gr3" style:family="graphic" style:parent-style-name="objectwithoutfill">
      <style:graphic-properties svg:stroke-color="#3465a4" draw:marker-end="Arrowheads_20_4" draw:marker-end-width="0.3cm" draw:fill="none" draw:textarea-vertical-align="bottom"/>
      <style:paragraph-properties style:writing-mode="lr-tb"/>
    </style:style>
    <style:style style:name="gr4" style:family="graphic" style:parent-style-name="standard">
      <style:graphic-properties svg:stroke-color="#355269" draw:fill-color="#ffffff" draw:textarea-horizontal-align="justify" draw:textarea-vertical-align="middle" draw:auto-grow-height="false" fo:min-height="0.812cm" fo:min-width="0.562cm" fo:wrap-option="wrap"/>
      <style:paragraph-properties style:writing-mode="lr-tb"/>
    </style:style>
    <style:style style:name="gr5" style:family="graphic" style:parent-style-name="objectwithoutfill">
      <style:graphic-properties svg:stroke-color="#3465a4" draw:marker-end="Arrowheads_20_5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812cm" fo:min-width="0.562cm"/>
      <style:paragraph-properties style:writing-mode="lr-tb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0.454cm" fo:min-width="1.788cm" fo:wrap-option="wrap"/>
      <style:paragraph-properties style:writing-mode="lr-tb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0.454cm" fo:min-width="1.964cm" fo:wrap-option="wrap"/>
      <style:paragraph-properties style:writing-mode="lr-tb"/>
    </style:style>
    <style:style style:name="gr10" style:family="graphic" style:parent-style-name="objectwithoutfill">
      <style:graphic-properties draw:marker-end="Arrowheads_20_11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19" draw:marker-end-width="0.3cm" draw:fill="none" draw:textarea-vertical-align="bottom"/>
      <style:paragraph-properties style:writing-mode="lr-tb"/>
    </style:style>
    <style:style style:name="gr13" style:family="graphic" style:parent-style-name="objectwithoutfill">
      <style:graphic-properties draw:marker-end="Arrowheads_20_20" draw:marker-end-width="0.3cm" draw:fill="none" draw:textarea-vertical-align="bottom"/>
      <style:paragraph-properties style:writing-mode="lr-tb"/>
    </style:style>
    <style:style style:name="gr14" style:family="graphic" style:parent-style-name="objectwithoutfill">
      <style:graphic-properties draw:marker-end="Arrowheads_20_28" draw:marker-end-width="0.3cm" draw:fill="none" draw:textarea-vertical-align="bottom"/>
      <style:paragraph-properties style:writing-mode="lr-tb"/>
    </style:style>
    <style:style style:name="gr15" style:family="graphic" style:parent-style-name="objectwithoutfill">
      <style:graphic-properties draw:marker-end="Arrowheads_20_43" draw:marker-end-width="0.3cm" draw:fill="none" draw:textarea-vertical-align="middle"/>
      <style:paragraph-properties style:writing-mode="lr-tb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0.63cm" fo:min-width="1.964cm" fo:wrap-option="wrap"/>
      <style:paragraph-properties style:writing-mode="lr-tb"/>
    </style:style>
    <style:style style:name="gr17" style:family="graphic" style:parent-style-name="objectwithoutfill">
      <style:graphic-properties draw:marker-end="Arrowheads_20_57" draw:marker-end-width="0.3cm" draw:fill="none" draw:textarea-vertical-align="bottom"/>
      <style:paragraph-properties style:writing-mode="lr-tb"/>
    </style:style>
    <style:style style:name="gr18" style:family="graphic" style:parent-style-name="objectwithoutfill">
      <style:graphic-properties draw:marker-end="Arrowheads_20_58" draw:marker-end-width="0.3cm" draw:fill="none" draw:textarea-vertical-align="bottom"/>
      <style:paragraph-properties style:writing-mode="lr-tb"/>
    </style:style>
    <style:style style:name="gr19" style:family="graphic" style:parent-style-name="objectwithoutfill">
      <style:graphic-properties draw:marker-end="Arrowheads_20_59" draw:marker-end-width="0.3cm" draw:fill="none" draw:textarea-vertical-align="middle"/>
      <style:paragraph-properties style:writing-mode="lr-tb"/>
    </style:style>
    <style:style style:name="gr20" style:family="graphic" style:parent-style-name="objectwithoutfill">
      <style:graphic-properties draw:marker-end="Arrowheads_20_60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draw:marker-end="Arrowheads_20_61" draw:marker-end-width="0.3cm" draw:fill="none" draw:textarea-vertical-align="middle"/>
      <style:paragraph-properties style:writing-mode="lr-tb"/>
    </style:style>
    <style:style style:name="gr22" style:family="graphic" style:parent-style-name="standard">
      <style:graphic-properties draw:fill-color="#dee6ef" draw:textarea-horizontal-align="justify" draw:textarea-vertical-align="middle" draw:auto-grow-height="false" fo:min-height="1.158cm" fo:min-width="1.964cm" fo:wrap-option="wrap"/>
      <style:paragraph-properties style:writing-mode="lr-tb"/>
    </style:style>
    <style:style style:name="gr23" style:family="graphic" style:parent-style-name="objectwithoutfill">
      <style:graphic-properties draw:marker-end="Arrowheads_20_62" draw:marker-end-width="0.3cm" draw:fill="none" draw:textarea-vertical-align="middle"/>
      <style:paragraph-properties style:writing-mode="lr-tb"/>
    </style:style>
    <style:style style:name="gr24" style:family="graphic" style:parent-style-name="objectwithoutfill">
      <style:graphic-properties draw:marker-end="Arrowheads_20_63" draw:marker-end-width="0.3cm" draw:fill="none" draw:textarea-vertical-align="bottom"/>
      <style:paragraph-properties style:writing-mode="lr-tb"/>
    </style:style>
    <style:style style:name="gr25" style:family="graphic" style:parent-style-name="standard">
      <style:graphic-properties draw:marker-start="Arrowheads_20_65" draw:marker-start-width="0.3cm" draw:textarea-vertical-align="middle"/>
      <style:paragraph-properties style:writing-mode="lr-tb"/>
    </style:style>
    <style:style style:name="gr26" style:family="graphic" style:parent-style-name="standard">
      <style:graphic-properties draw:marker-start="Arrowheads_20_66" draw:marker-start-width="0.3cm" draw:textarea-vertical-align="middle"/>
      <style:paragraph-properties style:writing-mode="lr-tb"/>
    </style:style>
    <style:style style:name="gr27" style:family="graphic" style:parent-style-name="objectwithoutfill">
      <style:graphic-properties draw:marker-end="Arrowheads_20_67" draw:marker-end-width="0.3cm" draw:fill="none" draw:textarea-vertical-align="bottom"/>
      <style:paragraph-properties style:writing-mode="lr-tb"/>
    </style:style>
    <style:style style:name="gr28" style:family="graphic" style:parent-style-name="objectwithoutfill">
      <style:graphic-properties draw:marker-end="Arrowheads_20_70" draw:marker-end-width="0.3cm" draw:fill="none" draw:textarea-vertical-align="middle"/>
      <style:paragraph-properties style:writing-mode="lr-tb"/>
    </style:style>
    <style:style style:name="gr29" style:family="graphic" style:parent-style-name="objectwithoutfill">
      <style:graphic-properties draw:marker-end="Arrowheads_20_71" draw:marker-end-width="0.3cm" draw:fill="none" draw:textarea-vertical-align="middle"/>
      <style:paragraph-properties style:writing-mode="lr-tb"/>
    </style:style>
    <style:style style:name="gr30" style:family="graphic" style:parent-style-name="objectwithoutfill">
      <style:graphic-properties draw:marker-end="Arrowheads_20_78" draw:marker-end-width="0.3cm" draw:fill="none" draw:textarea-vertical-align="middle"/>
      <style:paragraph-properties style:writing-mode="lr-tb"/>
    </style:style>
    <style:style style:name="gr31" style:family="graphic" style:parent-style-name="objectwithoutfill">
      <style:graphic-properties draw:marker-end="Arrowheads_20_81" draw:marker-end-width="0.3cm" draw:fill="none" draw:textarea-vertical-align="middle"/>
      <style:paragraph-properties style:writing-mode="lr-tb"/>
    </style:style>
    <style:style style:name="gr32" style:family="graphic" style:parent-style-name="objectwithoutfill">
      <style:graphic-properties draw:marker-end="Arrowheads_20_86" draw:marker-end-width="0.3cm" draw:fill="none" draw:textarea-vertical-align="bottom"/>
      <style:paragraph-properties style:writing-mode="lr-tb"/>
    </style:style>
    <style:style style:name="gr33" style:family="graphic" style:parent-style-name="objectwithoutfill">
      <style:graphic-properties draw:marker-end="Arrowheads_20_87" draw:marker-end-width="0.3cm" draw:fill="none" draw:textarea-vertical-align="bottom"/>
      <style:paragraph-properties style:writing-mode="lr-tb"/>
    </style:style>
    <style:style style:name="gr34" style:family="graphic" style:parent-style-name="standard">
      <style:graphic-properties draw:fill-color="#dee6ef" draw:textarea-horizontal-align="justify" draw:textarea-vertical-align="middle" draw:auto-grow-height="false" fo:min-height="1.158cm" fo:min-width="2.593cm" fo:wrap-option="wrap"/>
      <style:paragraph-properties style:writing-mode="lr-tb"/>
    </style:style>
    <style:style style:name="gr35" style:family="graphic" style:parent-style-name="objectwithoutfill">
      <style:graphic-properties draw:marker-end="Arrowheads_20_93" draw:marker-end-width="0.3cm" draw:fill="none" draw:textarea-vertical-align="middle"/>
      <style:paragraph-properties style:writing-mode="lr-tb"/>
    </style:style>
    <style:style style:name="gr36" style:family="graphic" style:parent-style-name="objectwithoutfill">
      <style:graphic-properties draw:marker-end="Arrowheads_20_95" draw:marker-end-width="0.3cm" draw:fill="none" draw:textarea-vertical-align="middle"/>
      <style:paragraph-properties style:writing-mode="lr-tb"/>
    </style:style>
    <style:style style:name="gr37" style:family="graphic" style:parent-style-name="objectwithoutfill">
      <style:graphic-properties draw:marker-end="Arrowheads_20_96" draw:marker-end-width="0.3cm" draw:fill="none" draw:textarea-vertical-align="middle"/>
      <style:paragraph-properties style:writing-mode="lr-tb"/>
    </style:style>
    <style:style style:name="gr38" style:family="graphic" style:parent-style-name="objectwithoutfill">
      <style:graphic-properties draw:marker-end="Arrowheads_20_97" draw:marker-end-width="0.3cm" draw:fill="none" draw:textarea-vertical-align="middle"/>
      <style:paragraph-properties style:writing-mode="lr-tb"/>
    </style:style>
    <style:style style:name="gr39" style:family="graphic" style:parent-style-name="objectwithoutfill">
      <style:graphic-properties draw:marker-end="Arrowheads_20_100" draw:marker-end-width="0.3cm" draw:fill="none" draw:textarea-vertical-align="middle"/>
      <style:paragraph-properties style:writing-mode="lr-tb"/>
    </style:style>
    <style:style style:name="gr40" style:family="graphic" style:parent-style-name="objectwithoutfill">
      <style:graphic-properties draw:marker-end="Arrowheads_20_101" draw:marker-end-width="0.3cm" draw:fill="none" draw:textarea-vertical-align="top"/>
      <style:paragraph-properties style:writing-mode="lr-tb"/>
    </style:style>
    <style:style style:name="gr41" style:family="graphic" style:parent-style-name="objectwithoutfill">
      <style:graphic-properties draw:marker-end="Arrowheads_20_102" draw:marker-end-width="0.3cm" draw:fill="none" draw:textarea-vertical-align="middle"/>
      <style:paragraph-properties style:writing-mode="lr-tb"/>
    </style:style>
    <style:style style:name="gr42" style:family="graphic" style:parent-style-name="objectwithoutfill">
      <style:graphic-properties draw:marker-end="Arrowheads_20_103" draw:marker-end-width="0.3cm" draw:fill="none" draw:textarea-vertical-align="middle"/>
      <style:paragraph-properties style:writing-mode="lr-tb"/>
    </style:style>
    <style:style style:name="gr43" style:family="graphic" style:parent-style-name="objectwithoutfill">
      <style:graphic-properties draw:marker-end="Arrowheads_20_104" draw:marker-end-width="0.3cm" draw:fill="none" draw:textarea-vertical-align="top"/>
      <style:paragraph-properties style:writing-mode="lr-tb"/>
    </style:style>
    <style:style style:name="gr44" style:family="graphic" style:parent-style-name="objectwithoutfill">
      <style:graphic-properties draw:marker-end="Arrowheads_20_105" draw:marker-end-width="0.3cm" draw:fill="none" draw:textarea-vertical-align="middle"/>
      <style:paragraph-properties style:writing-mode="lr-tb"/>
    </style:style>
    <style:style style:name="gr45" style:family="graphic" style:parent-style-name="objectwithoutfill">
      <style:graphic-properties draw:marker-end="Arrowheads_20_106" draw:marker-end-width="0.3cm" draw:fill="none" draw:textarea-vertical-align="middle"/>
      <style:paragraph-properties style:writing-mode="lr-tb"/>
    </style:style>
    <style:style style:name="gr46" style:family="graphic" style:parent-style-name="objectwithoutfill">
      <style:graphic-properties draw:marker-end="Arrowheads_20_107" draw:marker-end-width="0.3cm" draw:fill="none" draw:textarea-vertical-align="middle"/>
      <style:paragraph-properties style:writing-mode="lr-tb"/>
    </style:style>
    <style:style style:name="gr47" style:family="graphic" style:parent-style-name="objectwithoutfill">
      <style:graphic-properties draw:marker-end="Arrowheads_20_108" draw:marker-end-width="0.3cm" draw:fill="none" draw:textarea-vertical-align="middle"/>
      <style:paragraph-properties style:writing-mode="lr-tb"/>
    </style:style>
    <style:style style:name="gr48" style:family="graphic" style:parent-style-name="objectwithoutfill">
      <style:graphic-properties draw:marker-end="Arrowheads_20_109" draw:marker-end-width="0.3cm" draw:fill="none" draw:textarea-vertical-align="middle"/>
      <style:paragraph-properties style:writing-mode="lr-tb"/>
    </style:style>
    <style:style style:name="gr49" style:family="graphic" style:parent-style-name="objectwithoutfill">
      <style:graphic-properties draw:marker-end="Arrowheads_20_110" draw:marker-end-width="0.3cm" draw:fill="none" draw:textarea-vertical-align="middle"/>
      <style:paragraph-properties style:writing-mode="lr-tb"/>
    </style:style>
    <style:style style:name="gr50" style:family="graphic" style:parent-style-name="objectwithoutfill">
      <style:graphic-properties draw:marker-end="Arrowheads_20_111" draw:marker-end-width="0.3cm" draw:fill="none" draw:textarea-vertical-align="middle"/>
      <style:paragraph-properties style:writing-mode="lr-tb"/>
    </style:style>
    <style:style style:name="gr51" style:family="graphic" style:parent-style-name="objectwithoutfill">
      <style:graphic-properties draw:marker-end="Arrowheads_20_112" draw:marker-end-width="0.3cm" draw:fill="none" draw:textarea-vertical-align="bottom"/>
      <style:paragraph-properties style:writing-mode="lr-tb"/>
    </style:style>
    <style:style style:name="gr52" style:family="graphic" style:parent-style-name="objectwithoutfill">
      <style:graphic-properties draw:marker-end="Arrowheads_20_114" draw:marker-end-width="0.3cm" draw:fill="none" draw:textarea-vertical-align="middle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1.001cm" fo:min-width="2.251cm" fo:wrap-option="wrap"/>
      <style:paragraph-properties style:writing-mode="lr-tb"/>
    </style:style>
    <style:style style:name="P1" style:family="paragraph"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2" style:family="paragraph">
      <loext:graphic-properties draw:fill-color="#ffffff"/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2pt" style:font-size-complex="12pt"/>
    </style:style>
    <style:style style:name="P9" style:family="paragraph">
      <loext:graphic-properties draw:fill-color="#dee6ef"/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10" style:family="paragraph">
      <loext:graphic-properties draw:fill="none"/>
      <style:paragraph-properties fo:text-align="center" style:writing-mode="lr-tb"/>
      <style:text-properties fo:color="#3465a4" loext:opacity="100%" fo:font-size="12pt" style:font-size-asian="12pt" style:font-size-complex="12pt"/>
    </style:style>
    <style:style style:name="P11" style:family="paragraph">
      <loext:graphic-properties draw:fill="none"/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fo:color="#3465a4" loext:opacity="100%" fo:font-size="12pt" style:font-size-asian="12pt" style:font-size-complex="12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color="#000000" loext:opacity="100%" fo:font-size="12pt" style:font-size-asian="12pt" style:font-size-complex="12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CJK SC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CJK SC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3465a4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cm" svg:height="1.5cm" svg:x="4.5cm" svg:y="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.5cm" svg:y1="5.75cm" svg:x2="4.5cm" svg:y2="5.75cm">
          <text:p text:style-name="P3"><text:span text:style-name="T2">Start</text:span></text:p>
          <text:p text:style-name="P3"><text:span text:style-name="T3"/></text:p>
        </draw:line>
        <draw:connector draw:style-name="gr3" draw:text-style-name="P6" draw:layer="layout" draw:type="curve" svg:x1="4.719cm" svg:y1="5.219cm" svg:x2="5.781cm" svg:y2="5.219cm" draw:start-shape="id1" draw:start-glue-point="5" draw:end-shape="id1" draw:end-glue-point="11" svg:d="M4719 5219c0-1080 1062-1080 1062 0" svg:viewBox="0 0 1063 811">
          <text:p text:style-name="P5"><text:span text:style-name="T1">space,</text:span></text:p>
          <text:p text:style-name="P5"><text:span text:style-name="T1">\t, \n, \r</text:span></text:p>
          <text:p text:style-name="P5"><text:span text:style-name="T4"/></text:p>
        </draw:connector>
        <draw:custom-shape draw:style-name="gr4" draw:text-style-name="P2" xml:id="id2" draw:id="id2" draw:layer="layout" svg:width="1.5cm" svg:height="1.5cm" svg:x="11cm" svg:y="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xml:id="id5" draw:id="id5" draw:layer="layout" svg:x1="6cm" svg:y1="5.75cm" svg:x2="11cm" svg:y2="5.75cm">
          <text:p text:style-name="P7"><text:span text:style-name="T1"># <text:s/></text:span><text:span text:style-name="T5"><text:s text:c="6"/></text:span></text:p>
          <text:p text:style-name="P5"><text:span text:style-name="T4"/></text:p>
        </draw:line>
        <draw:connector draw:style-name="gr6" draw:text-style-name="P8" draw:layer="layout" draw:type="curve" svg:x1="11.219cm" svg:y1="5.219cm" svg:x2="12.281cm" svg:y2="5.219cm" draw:start-shape="id2" draw:start-glue-point="5" draw:end-shape="id2" draw:end-glue-point="11" svg:d="M11219 5219c0-1080 1062-1080 1062 0" svg:viewBox="0 0 1063 811">
          <text:p text:style-name="P3"><text:span text:style-name="T1">Character</text:span><text:span text:style-name="T1">s </text:span><text:span text:style-name="T1">containing </text:span><text:span text:style-name="T1">tabs</text:span></text:p>
          <text:p text:style-name="P3"><text:span text:style-name="T1">but no </text:span><text:span text:style-name="T1">other </text:span><text:span text:style-name="T1">control </text:span><text:span text:style-name="T1">characters</text:span></text:p>
          <text:p text:style-name="P3"><text:span text:style-name="T1">( \0x00~\</text:span><text:span text:style-name="T1">0x08, \</text:span><text:span text:style-name="T1">0x0A~\</text:span><text:span text:style-name="T1">0x1F, \</text:span><text:span text:style-name="T1">0x7f)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5"><text:span text:style-name="T5"/></text:p>
          <text:p text:style-name="P5"><text:span text:style-name="T5"/></text:p>
        </draw:connector>
        <draw:custom-shape draw:style-name="gr7" draw:text-style-name="P2" xml:id="id29" draw:id="id29" draw:layer="layout" svg:width="1.5cm" svg:height="1.5cm" svg:x="16.5cm" svg:y="5cm"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2" xml:id="id6" draw:id="id6" draw:layer="layout" svg:width="1.5cm" svg:height="1.5cm" svg:x="11cm" svg:y="8.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30" draw:id="id30" draw:layer="layout" svg:width="1.5cm" svg:height="1.5cm" svg:x="19cm" svg:y="8.5cm">
          <text:p text:style-name="P1"><text:span text:style-name="T1">-</text:span></text:p>
          <draw:enhanced-geometry svg:viewBox="0 0 21600 21600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9" draw:layer="layout" svg:width="3.25cm" svg:height="1cm" svg:x="20.25cm" svg:y="7.25cm">
          <text:p text:style-name="P1"><text:span text:style-name="T1">Bare key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12.273146724085 29476.12387612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9" draw:layer="layout" svg:width="3.5cm" svg:height="1cm" svg:x="17.75cm" svg:y="3.75cm">
          <text:p text:style-name="P1"><text:span text:style-name="T1">Co</text:span><text:span text:style-name="T1">m</text:span><text:span text:style-name="T1">m</text:span><text:span text:style-name="T1">en</text:span><text:span text:style-name="T1">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9.974293059126 29476.12387612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2" xml:id="id8" draw:id="id8" draw:layer="layout" svg:width="1.5cm" svg:height="1.5cm" svg:x="11cm" svg:y="11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1.5cm" svg:height="1.5cm" svg:x="11cm" svg:y="14.5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0" draw:layer="layout" draw:type="curve" svg:x1="11.219cm" svg:y1="14.719cm" svg:x2="12.281cm" svg:y2="14.719cm" draw:start-shape="id3" draw:start-glue-point="5" draw:end-shape="id3" draw:end-glue-point="11" svg:d="M11219 14719c0-1080 1062-1080 1062 0" svg:viewBox="0 0 1063 811">
          <text:p text:style-name="P5"><text:span text:style-name="T1">Character </text:span><text:span text:style-name="T1">that are </text:span><text:span text:style-name="T1">not </text:span><text:span text:style-name="T2">“, \,</text:span></text:p>
          <text:p text:style-name="P5"><text:span text:style-name="T1">\0x00~\</text:span><text:span text:style-name="T1">0x08, \</text:span><text:span text:style-name="T1">0x0A~\</text:span><text:span text:style-name="T1">0x1F, \</text:span><text:span text:style-name="T1">0x7f</text:span></text:p>
          <text:p text:style-name="P5"><text:span text:style-name="T1"/></text:p>
          <text:p text:style-name="P5"><text:span text:style-name="T5"/></text:p>
          <text:p text:style-name="P5"><text:span text:style-name="T5"/></text:p>
        </draw:connector>
        <draw:custom-shape draw:style-name="gr7" draw:text-style-name="P2" xml:id="id31" draw:id="id31" draw:layer="layout" svg:width="1.5cm" svg:height="1.5cm" svg:x="17.5cm" svg:y="14.5cm">
          <text:p text:style-name="P1"><text:span text:style-name="T1">-</text:span></text:p>
          <draw:enhanced-geometry svg:viewBox="0 0 21600 21600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9" draw:layer="layout" svg:width="3.25cm" svg:height="1cm" svg:x="19cm" svg:y="13.5cm">
          <text:p text:style-name="P1"><text:span text:style-name="T1">Str</text:span><text:span text:style-name="T1">in</text:span><text:span text:style-name="T1">g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12.273146724085 29476.12387612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2" xml:id="id4" draw:id="id4" draw:layer="layout" svg:width="1.5cm" svg:height="1.5cm" svg:x="11cm" svg:y="22.55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cm" svg:height="1.5cm" svg:x="17.5cm" svg:y="22.5cm">
          <text:p text:style-name="P1"><text:span text:style-name="T1">-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9" draw:layer="layout" svg:width="3.25cm" svg:height="1cm" svg:x="18.75cm" svg:y="21.25cm">
          <text:p text:style-name="P1"><text:span text:style-name="T1">Inte</text:span><text:span text:style-name="T1">ger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12.273146724085 29476.12387612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11" draw:text-style-name="P10" draw:layer="layout" draw:type="curve" svg:x1="11.219cm" svg:y1="22.769cm" svg:x2="12.281cm" svg:y2="22.769cm" draw:start-shape="id4" draw:start-glue-point="5" draw:end-shape="id4" draw:end-glue-point="11" svg:d="M11219 22769c0-1080 1062-1080 1062 0" svg:viewBox="0 0 1063 811">
          <text:p text:style-name="P5"><text:span text:style-name="T1">digit</text:span></text:p>
          <text:p text:style-name="P5"><text:span text:style-name="T5"/></text:p>
          <text:p text:style-name="P5"><text:span text:style-name="T5"/></text:p>
        </draw:connector>
        <draw:connector draw:style-name="gr12" draw:text-style-name="P11" xml:id="id7" draw:id="id7" draw:layer="layout" svg:x1="8.5cm" svg:y1="5.75cm" svg:x2="11cm" svg:y2="9.25cm" draw:start-shape="id5" draw:start-glue-point="0" draw:end-shape="id6" draw:end-glue-point="6" svg:d="M8500 5750v3500h2500" svg:viewBox="0 0 2501 3501">
          <text:p text:style-name="P5"><text:span text:style-name="T1">letter, _,</text:span></text:p>
          <text:p text:style-name="P5"><text:span text:style-name="T1">digit, -</text:span></text:p>
        </draw:connector>
        <draw:connector draw:style-name="gr13" draw:text-style-name="P11" xml:id="id38" draw:id="id38" draw:layer="layout" svg:x1="8.5cm" svg:y1="9.25cm" svg:x2="11cm" svg:y2="11.75cm" draw:start-shape="id7" draw:start-glue-point="0" draw:end-shape="id8" draw:end-glue-point="6" svg:d="M8500 9250v2500h2500" svg:viewBox="0 0 2501 2501">
          <text:p text:style-name="P1">=</text:p>
        </draw:connector>
        <draw:connector draw:style-name="gr14" draw:text-style-name="P11" xml:id="id15" draw:id="id15" draw:layer="layout" svg:x1="8.5cm" svg:y1="15.25cm" svg:x2="11cm" svg:y2="23.3cm" draw:start-shape="id9" draw:start-glue-point="0" draw:end-shape="id4" draw:end-glue-point="6" svg:d="M8500 15250v8050h2500" svg:viewBox="0 0 2501 8051">
          <text:p text:style-name="P5"><text:span text:style-name="T1">digit</text:span><text:span text:style-name="T1">, +, -</text:span></text:p>
        </draw:connector>
        <draw:custom-shape draw:style-name="gr4" draw:text-style-name="P2" xml:id="id32" draw:id="id32" draw:layer="layout" svg:width="1.5cm" svg:height="1.5cm" svg:x="14.25cm" svg:y="20.25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0" draw:id="id10" draw:layer="layout" svg:width="1.5cm" svg:height="1.5cm" svg:x="17.5cm" svg:y="25.25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layout" draw:type="curve" svg:x1="17.719cm" svg:y1="25.469cm" svg:x2="18.781cm" svg:y2="25.469cm" draw:start-shape="id10" draw:start-glue-point="5" draw:end-shape="id10" draw:end-glue-point="11" svg:d="M17719 25469c0-1080 1062-1080 1062 0" svg:viewBox="0 0 1063 811">
          <text:p text:style-name="P5"><text:span text:style-name="T1">di</text:span><text:span text:style-name="T1">git</text:span></text:p>
          <text:p text:style-name="P5"><text:span text:style-name="T5"/></text:p>
          <text:p text:style-name="P5"><text:span text:style-name="T5"/></text:p>
        </draw:connector>
        <draw:custom-shape draw:style-name="gr7" draw:text-style-name="P2" xml:id="id33" draw:id="id33" draw:layer="layout" svg:width="1.5cm" svg:height="1.5cm" svg:x="23cm" svg:y="25.25cm">
          <text:p text:style-name="P1"><text:span text:style-name="T1">-6</text:span></text:p>
          <draw:enhanced-geometry svg:viewBox="0 0 21600 21600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6" draw:text-style-name="P9" draw:layer="layout" svg:width="3.5cm" svg:height="1.25cm" svg:x="24.25cm" svg:y="23.75cm">
          <text:p text:style-name="P1"><text:span text:style-name="T1">Fractional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9.974293059126 27902.15827338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2" xml:id="id13" draw:id="id13" draw:layer="layout" svg:width="1.5cm" svg:height="1.5cm" svg:x="17.5cm" svg:y="28.254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xml:id="id11" draw:id="id11" draw:layer="layout" svg:x1="12.5cm" svg:y1="23.3cm" svg:x2="17.5cm" svg:y2="23.3cm">
          <text:p text:style-name="P7"><text:span text:style-name="T4">No</text:span><text:span text:style-name="T4">n-</text:span><text:span text:style-name="T4">nu</text:span><text:span text:style-name="T4">m</text:span><text:span text:style-name="T4">eri</text:span><text:span text:style-name="T4">c</text:span></text:p>
          <text:p text:style-name="P7"><text:span text:style-name="T4">ch</text:span><text:span text:style-name="T4">ar</text:span><text:span text:style-name="T4">act</text:span><text:span text:style-name="T4">er</text:span><text:span text:style-name="T4">s</text:span></text:p>
          <text:p text:style-name="P7"><text:span text:style-name="T4"/></text:p>
          <text:p text:style-name="P7"><text:span text:style-name="T4"/></text:p>
        </draw:line>
        <draw:connector draw:style-name="gr17" draw:text-style-name="P11" xml:id="id12" draw:id="id12" draw:layer="layout" svg:x1="15cm" svg:y1="23.3cm" svg:x2="17.5cm" svg:y2="26cm" draw:start-shape="id11" draw:start-glue-point="0" draw:end-shape="id10" draw:end-glue-point="6" svg:d="M15000 23300v2700h2500" svg:viewBox="0 0 2501 2701">
          <text:p text:style-name="P12"><text:span text:style-name="T1">decimal</text:span></text:p>
          <text:p text:style-name="P12"><text:span text:style-name="T1">point</text:span></text:p>
        </draw:connector>
        <draw:connector draw:style-name="gr18" draw:text-style-name="P11" draw:layer="layout" svg:x1="15cm" svg:y1="26cm" svg:x2="17.5cm" svg:y2="29.004cm" draw:start-shape="id12" draw:start-glue-point="0" draw:end-shape="id13" draw:end-glue-point="6" svg:d="M15000 26000v3004h2500" svg:viewBox="0 0 2501 3005">
          <text:p text:style-name="P5"><text:span text:style-name="T1">E, </text:span><text:span text:style-name="T1">e</text:span></text:p>
        </draw:connector>
        <draw:custom-shape draw:style-name="gr4" draw:text-style-name="P2" xml:id="id14" draw:id="id14" draw:layer="layout" svg:width="1.5cm" svg:height="1.5cm" svg:x="21.5cm" svg:y="28.254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9cm" svg:y1="29.004cm" svg:x2="21.5cm" svg:y2="29.004cm">
          <text:p text:style-name="P5"><text:span text:style-name="T1">di</text:span><text:span text:style-name="T1">git</text:span></text:p>
          <text:p text:style-name="P5"><text:span text:style-name="T4"/></text:p>
        </draw:line>
        <draw:custom-shape draw:style-name="gr4" draw:text-style-name="P2" draw:layer="layout" svg:width="1.5cm" svg:height="1.5cm" svg:x="19.5cm" svg:y="30.254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0" draw:layer="layout" svg:x1="18.75cm" svg:y1="29.504cm" svg:x2="19.75cm" svg:y2="30.504cm">
          <text:p text:style-name="P5"><text:span text:style-name="T1">+, </text:span><text:span text:style-name="T1">-</text:span></text:p>
          <text:p text:style-name="P5"><text:span text:style-name="T5"/></text:p>
        </draw:line>
        <draw:connector draw:style-name="gr20" draw:text-style-name="P10" draw:layer="layout" draw:type="curve" svg:x1="21.719cm" svg:y1="28.473cm" svg:x2="22.781cm" svg:y2="28.473cm" draw:start-shape="id14" draw:start-glue-point="5" draw:end-shape="id14" draw:end-glue-point="11" svg:d="M21719 28473c0-1080 1062-1080 1062 0" svg:viewBox="0 0 1063 811">
          <text:p text:style-name="P5"><text:span text:style-name="T1">di</text:span><text:span text:style-name="T1">git</text:span></text:p>
          <text:p text:style-name="P5"><text:span text:style-name="T5"/></text:p>
          <text:p text:style-name="P5"><text:span text:style-name="T5"/></text:p>
        </draw:connector>
        <draw:line draw:style-name="gr21" draw:text-style-name="P11" draw:layer="layout" svg:x1="20.75cm" svg:y1="30.504cm" svg:x2="21.75cm" svg:y2="29.504cm">
          <text:p text:style-name="P5"><text:span text:style-name="T1">di</text:span><text:span text:style-name="T1">git</text:span></text:p>
          <text:p text:style-name="P5"><text:span text:style-name="T1"/></text:p>
        </draw:line>
        <draw:custom-shape draw:style-name="gr7" draw:text-style-name="P2" xml:id="id34" draw:id="id34" draw:layer="layout" svg:width="1.5cm" svg:height="1.5cm" svg:x="27cm" svg:y="28.25cm">
          <text:p text:style-name="P1"><text:span text:style-name="T1">-7</text:span></text:p>
          <draw:enhanced-geometry svg:viewBox="0 0 21600 21600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2" draw:text-style-name="P9" draw:layer="layout" svg:width="3.5cm" svg:height="2cm" svg:x="28.25cm" svg:y="26cm">
          <text:p text:style-name="P1"><text:span text:style-name="T1">Fr</text:span><text:span text:style-name="T1">act</text:span><text:span text:style-name="T1">io</text:span><text:span text:style-name="T1">na</text:span><text:span text:style-name="T1">l &amp; </text:span><text:span text:style-name="T1">Ex</text:span><text:span text:style-name="T1">po</text:span><text:span text:style-name="T1">ne</text:span><text:span text:style-name="T1">n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9.974293059126 25540.02998500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23" draw:text-style-name="P10" draw:layer="layout" svg:x1="18.25cm" svg:y1="26.75cm" svg:x2="18.25cm" svg:y2="28.254cm">
          <text:p text:style-name="P5"><text:span text:style-name="T1">E, </text:span><text:span text:style-name="T1">e</text:span></text:p>
          <text:p text:style-name="P5"><text:span text:style-name="T1"/></text:p>
        </draw:line>
        <draw:custom-shape draw:style-name="gr4" draw:text-style-name="P2" xml:id="id16" draw:id="id16" draw:layer="layout" svg:width="1.5cm" svg:height="1.5cm" svg:x="11cm" svg:y="33.641cm">
          <text:p text:style-name="P1"><text:span text:style-name="T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1" draw:layer="layout" svg:x1="8.5cm" svg:y1="23.3cm" svg:x2="11cm" svg:y2="34.391cm" draw:start-shape="id15" draw:start-glue-point="0" draw:end-shape="id16" draw:end-glue-point="6" svg:d="M8500 23300v11091h2500" svg:viewBox="0 0 2501 11092">
          <text:p text:style-name="P12"><text:span text:style-name="T1">[</text:span></text:p>
        </draw:connector>
        <draw:line draw:style-name="gr5" draw:text-style-name="P6" xml:id="id19" draw:id="id19" draw:layer="layout" svg:x1="12.5cm" svg:y1="34.391cm" svg:x2="17.5cm" svg:y2="34.391cm">
          <text:p text:style-name="P7"><text:span text:style-name="T1">“</text:span><text:span text:style-name="T5"> <text:s text:c="4"/></text:span><text:span text:style-name="T5"><text:s/></text:span></text:p>
          <text:p text:style-name="P5"><text:span text:style-name="T4"/></text:p>
        </draw:line>
        <draw:custom-shape draw:style-name="gr4" draw:text-style-name="P2" xml:id="id17" draw:id="id17" draw:layer="layout" svg:width="1.5cm" svg:height="1.5cm" svg:x="17.5cm" svg:y="33.641cm">
          <text:p text:style-name="P1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8" draw:layer="layout" draw:type="curve" svg:x1="17.719cm" svg:y1="33.86cm" svg:x2="18.781cm" svg:y2="33.86cm" draw:start-shape="id17" draw:start-glue-point="5" draw:end-shape="id17" draw:end-glue-point="11" svg:d="M17719 33860c0-1080 1062-1080 1062 0" svg:viewBox="0 0 1063 811">
          <text:p text:style-name="P3"><text:span text:style-name="T1">Character that are not </text:span><text:span text:style-name="T2">“, \,</text:span></text:p>
          <text:p text:style-name="P3"><text:span text:style-name="T1">\0x00~\0x08, \0x0A~\</text:span><text:span text:style-name="T1">0x1F, \0x7f</text:span></text:p>
          <text:p text:style-name="P3"><text:span text:style-name="T1"/></text:p>
          <text:p text:style-name="P5"><text:span text:style-name="T5"/></text:p>
          <text:p text:style-name="P5"><text:span text:style-name="T5"/></text:p>
        </draw:connector>
        <draw:custom-shape draw:style-name="gr4" draw:text-style-name="P2" draw:layer="layout" svg:width="1.5cm" svg:height="1.5cm" svg:x="23cm" svg:y="33.55cm">
          <text:p text:style-name="P1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9cm" svg:y1="34.3cm" svg:x2="23cm" svg:y2="34.3cm">
          <text:p text:style-name="P5"><text:span text:style-name="T1">”</text:span></text:p>
          <text:p text:style-name="P5"><text:span text:style-name="T4"/></text:p>
        </draw:line>
        <draw:custom-shape draw:style-name="gr4" draw:text-style-name="P2" xml:id="id20" draw:id="id20" draw:layer="layout" svg:width="1.5cm" svg:height="1.5cm" svg:x="20.25cm" svg:y="35.8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21.75cm" svg:y1="36.3cm" svg:x2="23.25cm" svg:y2="34.8cm">
          <text:p text:style-name="P5"><text:span text:style-name="T1">comma</text:span></text:p>
          <text:p text:style-name="P5"><text:span text:style-name="T1"/></text:p>
        </draw:line>
        <draw:line draw:style-name="gr26" draw:text-style-name="P13" draw:layer="layout" svg:x1="18.75cm" svg:y1="35.05cm" svg:x2="20.25cm" svg:y2="36.3cm">
          <text:p text:style-name="P5"><text:span text:style-name="T1">“</text:span></text:p>
          <text:p text:style-name="P5"><text:span text:style-name="T5"/></text:p>
        </draw:line>
        <draw:custom-shape draw:style-name="gr7" draw:text-style-name="P2" xml:id="id35" draw:id="id35" draw:layer="layout" svg:width="1.5cm" svg:height="1.5cm" svg:x="27cm" svg:y="33.55cm">
          <text:p text:style-name="P1"><text:span text:style-name="T1">-8</text:span></text:p>
          <draw:enhanced-geometry svg:viewBox="0 0 21600 21600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5" draw:text-style-name="P6" draw:layer="layout" svg:x1="24.5cm" svg:y1="34.3cm" svg:x2="27cm" svg:y2="34.3cm">
          <text:p text:style-name="P5"><text:span text:style-name="T1">]</text:span></text:p>
          <text:p text:style-name="P5"><text:span text:style-name="T4"/></text:p>
        </draw:line>
        <draw:custom-shape draw:style-name="gr16" draw:text-style-name="P9" draw:layer="layout" svg:width="3.5cm" svg:height="1.25cm" svg:x="28.25cm" svg:y="32.05cm">
          <text:p text:style-name="P1"><text:span text:style-name="T1">String </text:span><text:span text:style-name="T1">array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9.974293059126 27902.15827338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2" xml:id="id18" draw:id="id18" draw:layer="layout" svg:width="1.5cm" svg:height="1.5cm" svg:x="17.5cm" svg:y="40.7cm">
          <text:p text:style-name="P1"><text:span text:style-name="T1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curve" svg:x1="17.719cm" svg:y1="40.919cm" svg:x2="18.781cm" svg:y2="40.919cm" draw:start-shape="id18" draw:start-glue-point="5" draw:end-shape="id18" draw:end-glue-point="11" svg:d="M17719 40919c0-1080 1062-1080 1062 0" svg:viewBox="0 0 1063 811">
          <text:p text:style-name="P5"><text:span text:style-name="T1">digit</text:span></text:p>
          <text:p text:style-name="P5"><text:span text:style-name="T5"/></text:p>
          <text:p text:style-name="P5"><text:span text:style-name="T5"/></text:p>
        </draw:connector>
        <draw:connector draw:style-name="gr27" draw:text-style-name="P14" draw:layer="layout" svg:x1="15cm" svg:y1="34.391cm" svg:x2="17.5cm" svg:y2="41.45cm" draw:start-shape="id19" draw:start-glue-point="0" draw:end-shape="id18" draw:end-glue-point="6" svg:d="M15000 34391v7059h2500" svg:viewBox="0 0 2501 7060">
          <text:p text:style-name="P3"><text:span text:style-name="T1">digit, +, -</text:span></text:p>
        </draw:connector>
        <draw:custom-shape draw:style-name="gr4" draw:text-style-name="P2" draw:layer="layout" svg:width="1.5cm" svg:height="1.5cm" svg:x="17.5cm" svg:y="44.2cm">
          <text:p text:style-name="P1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xml:id="id24" draw:id="id24" draw:layer="layout" svg:x1="19cm" svg:y1="41.45cm" svg:x2="24cm" svg:y2="41.45cm">
          <text:p text:style-name="P7"><text:span text:style-name="T1">]</text:span><text:span text:style-name="T5"> <text:s/></text:span></text:p>
          <text:p text:style-name="P5"><text:span text:style-name="T4"/></text:p>
        </draw:line>
        <draw:custom-shape draw:style-name="gr4" draw:text-style-name="P2" xml:id="id21" draw:id="id21" draw:layer="layout" svg:width="1.5cm" svg:height="1.5cm" svg:x="21.25cm" svg:y="38.25cm">
          <text:p text:style-name="P1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cm" svg:height="1.5cm" svg:x="24cm" svg:y="40.75cm">
          <text:p text:style-name="P1"><text:span text:style-name="T1">-9</text:span></text:p>
          <draw:enhanced-geometry svg:viewBox="0 0 21600 21600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6" draw:text-style-name="P9" draw:layer="layout" svg:width="3.5cm" svg:height="1.25cm" svg:x="25.25cm" svg:y="39.25cm">
          <text:p text:style-name="P1"><text:span text:style-name="T1">Integer array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9.974293059126 27902.15827338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28" draw:text-style-name="P15" draw:layer="layout" draw:type="curve" svg:x1="20.469cm" svg:y1="36.019cm" svg:x2="21.531cm" svg:y2="36.019cm" draw:start-shape="id20" draw:start-glue-point="5" draw:end-shape="id20" draw:end-glue-point="11" svg:d="M20469 36019c0-1080 1062-1080 1062 0" svg:viewBox="0 0 1063 811">
          <text:p text:style-name="P3"><text:span text:style-name="T1">spa</text:span><text:span text:style-name="T1">ce</text:span></text:p>
          <text:p text:style-name="P3"><text:span text:style-name="T5"/></text:p>
          <text:p text:style-name="P3"><text:span text:style-name="T5"/></text:p>
        </draw:connector>
        <draw:connector draw:style-name="gr29" draw:text-style-name="P15" draw:layer="layout" draw:type="curve" svg:x1="21.469cm" svg:y1="38.469cm" svg:x2="22.531cm" svg:y2="38.469cm" draw:start-shape="id21" draw:start-glue-point="5" draw:end-shape="id21" draw:end-glue-point="11" svg:d="M21469 38469c0-1080 1062-1080 1062 0" svg:viewBox="0 0 1063 811">
          <text:p text:style-name="P3"><text:span text:style-name="T5">spa</text:span><text:span text:style-name="T5">ce</text:span></text:p>
          <text:p text:style-name="P3"><text:span text:style-name="T5"/></text:p>
          <text:p text:style-name="P3"><text:span text:style-name="T5"/></text:p>
        </draw:connector>
        <draw:custom-shape draw:style-name="gr4" draw:text-style-name="P2" xml:id="id26" draw:id="id26" draw:layer="layout" svg:width="1.5cm" svg:height="1.5cm" svg:x="24cm" svg:y="48.55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" draw:id="id22" draw:layer="layout" svg:width="1.5cm" svg:height="1.5cm" svg:x="28cm" svg:y="48.55cm">
          <text:p text:style-name="P1"><text:span text:style-name="T1">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25.5cm" svg:y1="49.3cm" svg:x2="28cm" svg:y2="49.3cm">
          <text:p text:style-name="P5"><text:span text:style-name="T1">digit</text:span></text:p>
          <text:p text:style-name="P5"><text:span text:style-name="T4"/></text:p>
        </draw:line>
        <draw:custom-shape draw:style-name="gr4" draw:text-style-name="P2" draw:layer="layout" svg:width="1.5cm" svg:height="1.5cm" svg:x="26cm" svg:y="50.55cm">
          <text:p text:style-name="P1"><text:span text:style-name="T1">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0" draw:layer="layout" svg:x1="25.25cm" svg:y1="49.8cm" svg:x2="26.25cm" svg:y2="50.8cm">
          <text:p text:style-name="P5"><text:span text:style-name="T1">+, -</text:span></text:p>
          <text:p text:style-name="P5"><text:span text:style-name="T5"/></text:p>
        </draw:line>
        <draw:connector draw:style-name="gr20" draw:text-style-name="P10" draw:layer="layout" draw:type="curve" svg:x1="28.219cm" svg:y1="48.769cm" svg:x2="29.281cm" svg:y2="48.769cm" draw:start-shape="id22" draw:start-glue-point="5" draw:end-shape="id22" draw:end-glue-point="11" svg:d="M28219 48769c0-1080 1062-1080 1062 0" svg:viewBox="0 0 1063 811">
          <text:p text:style-name="P5"><text:span text:style-name="T1">digit</text:span></text:p>
          <text:p text:style-name="P5"><text:span text:style-name="T5"/></text:p>
          <text:p text:style-name="P5"><text:span text:style-name="T5"/></text:p>
        </draw:connector>
        <draw:line draw:style-name="gr21" draw:text-style-name="P10" draw:layer="layout" svg:x1="27.25cm" svg:y1="50.8cm" svg:x2="28.25cm" svg:y2="49.8cm">
          <text:p text:style-name="P5"><text:span text:style-name="T1">digit</text:span></text:p>
          <text:p text:style-name="P5"><text:span text:style-name="T5"/></text:p>
        </draw:line>
        <draw:custom-shape draw:style-name="gr4" draw:text-style-name="P2" xml:id="id23" draw:id="id23" draw:layer="layout" svg:width="1.5cm" svg:height="1.5cm" svg:x="24cm" svg:y="44.35cm">
          <text:p text:style-name="P1"><text:span text:style-name="T1">2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layout" draw:type="curve" svg:x1="24.219cm" svg:y1="44.569cm" svg:x2="25.281cm" svg:y2="44.569cm" draw:start-shape="id23" draw:start-glue-point="5" draw:end-shape="id23" draw:end-glue-point="11" svg:d="M24219 44569c0-1080 1062-1080 1062 0" svg:viewBox="0 0 1063 811">
          <text:p text:style-name="P5"><text:span text:style-name="T1">digit</text:span></text:p>
          <text:p text:style-name="P5"><text:span text:style-name="T5"/></text:p>
          <text:p text:style-name="P5"><text:span text:style-name="T5"/></text:p>
        </draw:connector>
        <draw:line draw:style-name="gr30" draw:text-style-name="P16" draw:layer="layout" svg:x1="18.75cm" svg:y1="41.95cm" svg:x2="18.75cm" svg:y2="44.45cm">
          <text:p text:style-name="P3"><text:span text:style-name="T1">und</text:span><text:span text:style-name="T1">erli</text:span><text:span text:style-name="T1">ne</text:span></text:p>
          <text:p text:style-name="P3"><text:span text:style-name="T5"/></text:p>
        </draw:line>
        <draw:line draw:style-name="gr31" draw:text-style-name="P10" draw:layer="layout" svg:x1="17.75cm" svg:y1="44.45cm" svg:x2="17.75cm" svg:y2="41.95cm">
          <text:p text:style-name="P5"><text:span text:style-name="T1">digit</text:span></text:p>
          <text:p text:style-name="P5"><text:span text:style-name="T5"/></text:p>
        </draw:line>
        <draw:connector draw:style-name="gr32" draw:text-style-name="P14" xml:id="id25" draw:id="id25" draw:layer="layout" svg:x1="21.5cm" svg:y1="41.45cm" svg:x2="24cm" svg:y2="45.1cm" draw:start-shape="id24" draw:start-glue-point="0" draw:end-shape="id23" draw:end-glue-point="6" svg:d="M21500 41450v3650h2500" svg:viewBox="0 0 2501 3651">
          <text:p text:style-name="P3"><text:span text:style-name="T1">deci</text:span><text:span text:style-name="T1">mal</text:span></text:p>
          <text:p text:style-name="P3"><text:span text:style-name="T1">poi</text:span><text:span text:style-name="T1">nt</text:span></text:p>
        </draw:connector>
        <draw:custom-shape draw:style-name="gr7" draw:text-style-name="P2" draw:layer="layout" svg:width="1.5cm" svg:height="1.5cm" svg:x="29.5cm" svg:y="44.35cm">
          <text:p text:style-name="P1"><text:span text:style-name="T1">-</text:span><text:span text:style-name="T1">1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6" draw:text-style-name="P9" draw:layer="layout" svg:width="3.5cm" svg:height="1.25cm" svg:x="30.75cm" svg:y="42.85cm">
          <text:p text:style-name="P1"><text:span text:style-name="T1">Fra</text:span><text:span text:style-name="T1">ctio</text:span><text:span text:style-name="T1">nal </text:span><text:span text:style-name="T1">arra</text:span><text:span text:style-name="T1">y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9.974293059126 27902.15827338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5" draw:text-style-name="P6" draw:layer="layout" svg:x1="25.5cm" svg:y1="45.1cm" svg:x2="29.5cm" svg:y2="45.1cm">
          <text:p text:style-name="P5"><text:span text:style-name="T1">]</text:span></text:p>
          <text:p text:style-name="P5"><text:span text:style-name="T4"/></text:p>
        </draw:line>
        <draw:connector draw:style-name="gr33" draw:text-style-name="P14" draw:layer="layout" svg:x1="21.5cm" svg:y1="45.1cm" svg:x2="24cm" svg:y2="49.3cm" draw:start-shape="id25" draw:start-glue-point="0" draw:end-shape="id26" draw:end-glue-point="6" svg:d="M21500 45100v4200h2500" svg:viewBox="0 0 2501 4201">
          <text:p text:style-name="P3"><text:span text:style-name="T1">E, </text:span><text:span text:style-name="T1">e</text:span></text:p>
        </draw:connector>
        <draw:custom-shape draw:style-name="gr4" draw:text-style-name="P2" xml:id="id27" draw:id="id27" draw:layer="layout" svg:width="1.5cm" svg:height="1.5cm" svg:x="27.75cm" svg:y="42.35cm">
          <text:p text:style-name="P1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5" draw:layer="layout" draw:type="curve" svg:x1="27.969cm" svg:y1="42.569cm" svg:x2="29.031cm" svg:y2="42.569cm" draw:start-shape="id27" draw:start-glue-point="5" draw:end-shape="id27" draw:end-glue-point="11" svg:d="M27969 42569c0-1080 1062-1080 1062 0" svg:viewBox="0 0 1063 811">
          <text:p text:style-name="P3"><text:span text:style-name="T1">sp</text:span><text:span text:style-name="T1">ac</text:span><text:span text:style-name="T1">e</text:span></text:p>
          <text:p text:style-name="P3"><text:span text:style-name="T5"/></text:p>
          <text:p text:style-name="P3"><text:span text:style-name="T5"/></text:p>
        </draw:connector>
        <draw:custom-shape draw:style-name="gr4" draw:text-style-name="P2" xml:id="id28" draw:id="id28" draw:layer="layout" svg:width="1.5cm" svg:height="1.5cm" svg:x="31.5cm" svg:y="46cm">
          <text:p text:style-name="P1"><text:span text:style-name="T1">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5" draw:layer="layout" draw:type="curve" svg:x1="31.719cm" svg:y1="46.219cm" svg:x2="32.781cm" svg:y2="46.219cm" draw:start-shape="id28" draw:start-glue-point="5" draw:end-shape="id28" draw:end-glue-point="11" svg:d="M31719 46219c0-1080 1062-1080 1062 0" svg:viewBox="0 0 1063 811">
          <text:p text:style-name="P3"><text:span text:style-name="T1">sp</text:span><text:span text:style-name="T1">ac</text:span><text:span text:style-name="T1">e</text:span></text:p>
          <text:p text:style-name="P3"><text:span text:style-name="T5"/></text:p>
          <text:p text:style-name="P3"><text:span text:style-name="T5"/></text:p>
        </draw:connector>
        <draw:custom-shape draw:style-name="gr7" draw:text-style-name="P2" draw:layer="layout" svg:width="1.5cm" svg:height="1.5cm" svg:x="28cm" svg:y="52.05cm">
          <text:p text:style-name="P1"><text:span text:style-name="T1">-</text:span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9" draw:layer="layout" svg:width="4.393cm" svg:height="2cm" svg:x="29.5cm" svg:y="50.3cm">
          <text:p text:style-name="P1"><text:span text:style-name="T1">Fr</text:span><text:span text:style-name="T1">act</text:span><text:span text:style-name="T1">io</text:span><text:span text:style-name="T1">na</text:span><text:span text:style-name="T1">l &amp; </text:span><text:span text:style-name="T1">Ex</text:span><text:span text:style-name="T1">po</text:span><text:span text:style-name="T1">ne</text:span><text:span text:style-name="T1">nt </text:span><text:span text:style-name="T1">arr</text:span><text:span text:style-name="T1">ay</text:span></text:p>
          <draw:enhanced-geometry svg:viewBox="0 0 21600 21600" draw:mirror-vertical="false" draw:mirror-horizontal="false" draw:glue-points="10800 0 3160 3160 0 10800 3160 18440 10800 21600 18440 18440 21600 10800 18440 3160 ?f14 ?f15" draw:text-areas="3200 3200 18400 18400" draw:type="round-callout" draw:modifiers="235.958124715521 25540.02998500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5" draw:text-style-name="P11" draw:layer="layout" svg:x1="28.75cm" svg:y1="50.05cm" svg:x2="28.75cm" svg:y2="52.05cm">
          <text:p text:style-name="P5"><text:span text:style-name="T1">]</text:span></text:p>
          <text:p text:style-name="P5"><text:span text:style-name="T1"/></text:p>
        </draw:line>
        <draw:connector draw:style-name="gr35" draw:text-style-name="P15" draw:layer="layout" draw:type="curve" svg:x1="11.219cm" svg:y1="8.719cm" svg:x2="12.281cm" svg:y2="8.719cm" draw:start-shape="id6" draw:start-glue-point="5" draw:end-shape="id6" draw:end-glue-point="11" svg:d="M11219 8719c0-1080 1062-1080 1062 0" svg:viewBox="0 0 1063 811">
          <text:p text:style-name="P3"><text:span text:style-name="T1">lett</text:span><text:span text:style-name="T1">er, </text:span><text:span text:style-name="T1">_,</text:span></text:p>
          <text:p text:style-name="P3"><text:span text:style-name="T1">di</text:span><text:span text:style-name="T1">git, </text:span><text:span text:style-name="T1">-</text:span></text:p>
          <text:p text:style-name="P3"><text:span text:style-name="T5"/></text:p>
          <text:p text:style-name="P3"><text:span text:style-name="T5"/></text:p>
          <text:p text:style-name="P3"><text:span text:style-name="T5"/></text:p>
        </draw:connector>
        <draw:connector draw:style-name="gr36" draw:text-style-name="P6" draw:layer="layout" draw:type="curve" svg:x1="12.5cm" svg:y1="5.75cm" svg:x2="16.5cm" svg:y2="5.75cm" draw:start-shape="id2" draw:start-glue-point="10" draw:end-shape="id29" draw:end-glue-point="6" svg:d="M12500 5750h4000" svg:viewBox="0 0 4001 1">
          <text:p text:style-name="P5"><text:span text:style-name="T4">\n</text:span></text:p>
          <text:p text:style-name="P5"><text:span text:style-name="T4"/></text:p>
        </draw:connector>
        <draw:connector draw:style-name="gr37" draw:text-style-name="P6" draw:layer="layout" draw:type="curve" svg:x1="12.5cm" svg:y1="9.25cm" svg:x2="19cm" svg:y2="9.25cm" draw:start-shape="id6" draw:start-glue-point="10" draw:end-shape="id30" draw:end-glue-point="6" svg:d="M12500 9250h6500" svg:viewBox="0 0 6501 1">
          <text:p text:style-name="P5"><text:span text:style-name="T4">Char</text:span><text:span text:style-name="T4">acter </text:span><text:span text:style-name="T4">that </text:span><text:span text:style-name="T4">are </text:span><text:span text:style-name="T4">not </text:span></text:p>
          <text:p text:style-name="P5"><text:span text:style-name="T4">letter</text:span><text:span text:style-name="T4">, </text:span><text:span text:style-name="T4">digit, </text:span></text:p>
          <text:p text:style-name="P5"><text:span text:style-name="T4">unde</text:span><text:span text:style-name="T4">rscor</text:span><text:span text:style-name="T4">e, </text:span><text:span text:style-name="T4">and </text:span><text:span text:style-name="T4">dash</text:span><text:span text:style-name="T4">.</text:span></text:p>
          <text:p text:style-name="P5"><text:span text:style-name="T4"/></text:p>
          <text:p text:style-name="P5"><text:span text:style-name="T4"/></text:p>
          <text:p text:style-name="P5"><text:span text:style-name="T4"/></text:p>
        </draw:connector>
        <draw:connector draw:style-name="gr38" draw:text-style-name="P6" draw:layer="layout" draw:type="curve" svg:x1="12.5cm" svg:y1="15.25cm" svg:x2="17.5cm" svg:y2="15.25cm" draw:start-shape="id3" draw:start-glue-point="10" draw:end-shape="id31" draw:end-glue-point="6" svg:d="M12500 15250h5000" svg:viewBox="0 0 5001 1">
          <text:p text:style-name="P5"><text:span text:style-name="T4">”</text:span></text:p>
          <text:p text:style-name="P5"><text:span text:style-name="T4"/></text:p>
        </draw:connector>
        <draw:connector draw:style-name="gr39" draw:text-style-name="P6" draw:layer="layout" draw:type="curve" svg:x1="12.281cm" svg:y1="22.769cm" svg:x2="14.469cm" svg:y2="21.531cm" draw:start-shape="id4" draw:start-glue-point="11" draw:end-shape="id32" draw:end-glue-point="7" svg:d="M12281 22769c1642 0 549-1238 2188-1238" svg:viewBox="0 0 2189 1239">
          <text:p text:style-name="P5"><text:span text:style-name="T4">und</text:span><text:span text:style-name="T4">erli</text:span><text:span text:style-name="T4">ne</text:span></text:p>
        </draw:connector>
        <draw:connector draw:style-name="gr40" draw:text-style-name="P6" draw:layer="layout" draw:type="curve" svg:x1="14.25cm" svg:y1="21cm" svg:x2="11.219cm" svg:y2="22.769cm" draw:start-shape="id32" draw:start-glue-point="6" draw:end-shape="id4" draw:end-glue-point="5" svg:d="M14250 21000c-2021 0-3031 589-3031 1769" svg:viewBox="0 0 3032 1770">
          <text:p text:style-name="P5"><text:span text:style-name="T4">digit</text:span></text:p>
        </draw:connector>
        <draw:connector draw:style-name="gr41" draw:text-style-name="P6" draw:layer="layout" draw:type="curve" svg:x1="19cm" svg:y1="26cm" svg:x2="23cm" svg:y2="26cm" draw:start-shape="id10" draw:start-glue-point="10" draw:end-shape="id33" draw:end-glue-point="6" svg:d="M19000 26000h4000" svg:viewBox="0 0 4001 1">
          <text:p text:style-name="P5"><text:span text:style-name="T4">Ch</text:span><text:span text:style-name="T4">ar</text:span><text:span text:style-name="T4">act</text:span><text:span text:style-name="T4">er</text:span><text:span text:style-name="T4">s </text:span><text:span text:style-name="T4">ot</text:span><text:span text:style-name="T4">he</text:span><text:span text:style-name="T4">r</text:span></text:p>
          <text:p text:style-name="P5"><text:span text:style-name="T4">th</text:span><text:span text:style-name="T4">an </text:span><text:span text:style-name="T4">di</text:span><text:span text:style-name="T4">git</text:span><text:span text:style-name="T4">s, </text:span><text:span text:style-name="T4">E, </text:span><text:span text:style-name="T4">e</text:span></text:p>
          <text:p text:style-name="P5"><text:span text:style-name="T4"/></text:p>
          <text:p text:style-name="P5"><text:span text:style-name="T4"/></text:p>
        </draw:connector>
        <draw:connector draw:style-name="gr42" draw:text-style-name="P15" draw:layer="layout" draw:type="curve" svg:x1="23cm" svg:y1="29.004cm" svg:x2="27cm" svg:y2="29cm" draw:start-shape="id14" draw:start-glue-point="10" draw:end-shape="id34" draw:end-glue-point="6" svg:d="M23000 29004c3001 0 1002-4 4000-4" svg:viewBox="0 0 4001 5">
          <text:p text:style-name="P3"><text:span text:style-name="T4">Ch</text:span><text:span text:style-name="T4">ar</text:span><text:span text:style-name="T4">act</text:span><text:span text:style-name="T4">er</text:span><text:span text:style-name="T4">s </text:span><text:span text:style-name="T4">ot</text:span><text:span text:style-name="T4">he</text:span><text:span text:style-name="T4">r</text:span></text:p>
          <text:p text:style-name="P3"><text:span text:style-name="T4">th</text:span><text:span text:style-name="T4">an </text:span><text:span text:style-name="T4">di</text:span><text:span text:style-name="T4">git</text:span><text:span text:style-name="T4">s, </text:span><text:span text:style-name="T4">E, </text:span><text:span text:style-name="T4">e</text:span></text:p>
          <text:p text:style-name="P3"><text:span text:style-name="T4"/></text:p>
          <text:p text:style-name="P3"><text:span text:style-name="T4"/></text:p>
        </draw:connector>
        <draw:connector draw:style-name="gr43" draw:text-style-name="P6" draw:layer="layout" draw:type="curve" svg:x1="21.75cm" svg:y1="36.55cm" svg:x2="27.219cm" svg:y2="34.831cm" draw:start-shape="id20" draw:start-glue-point="10" draw:end-shape="id35" draw:end-glue-point="7" svg:d="M21750 36550c3939 0 1205-1719 5469-1719" svg:viewBox="0 0 5470 1720">
          <text:p text:style-name="P5"><text:span text:style-name="T4">]</text:span></text:p>
        </draw:connector>
        <draw:connector draw:style-name="gr44" draw:text-style-name="P6" draw:layer="layout" draw:type="curve" svg:x1="18.75cm" svg:y1="40.95cm" svg:x2="21.469cm" svg:y2="39.531cm" draw:end-shape="id21" draw:end-glue-point="7" svg:d="M18750 40950c1500 0 141-1419 2719-1419" svg:viewBox="0 0 2720 1420">
          <text:p text:style-name="P5"><text:span text:style-name="T4">co</text:span><text:span text:style-name="T4">m</text:span><text:span text:style-name="T4">m</text:span><text:span text:style-name="T4">a</text:span></text:p>
        </draw:connector>
        <draw:connector draw:style-name="gr45" draw:text-style-name="P6" draw:layer="layout" draw:type="curve" svg:x1="21.469cm" svg:y1="38.469cm" svg:x2="17.719cm" svg:y2="40.919cm" draw:start-shape="id21" draw:start-glue-point="5" draw:end-shape="id18" draw:end-glue-point="5" svg:d="M21469 38469c-2500 0-3750 816-3750 2450" svg:viewBox="0 0 3751 2451">
          <text:p text:style-name="P5"><text:span text:style-name="T4">di</text:span><text:span text:style-name="T4">git, </text:span><text:span text:style-name="T4">+, </text:span><text:span text:style-name="T4">-</text:span></text:p>
          <text:p text:style-name="P5"><text:span text:style-name="T4"/></text:p>
          <text:p text:style-name="P5"><text:span text:style-name="T4"/></text:p>
          <text:p text:style-name="P5"><text:span text:style-name="T4"/></text:p>
        </draw:connector>
        <draw:connector draw:style-name="gr46" draw:text-style-name="P6" draw:layer="layout" draw:type="curve" svg:x1="25.281cm" svg:y1="44.569cm" svg:x2="27.969cm" svg:y2="43.631cm" draw:start-shape="id23" draw:start-glue-point="11" draw:end-shape="id27" draw:end-glue-point="7" svg:d="M25281 44569c2017 0 674-938 2688-938" svg:viewBox="0 0 2689 939">
          <text:p text:style-name="P5"><text:span text:style-name="T4">co</text:span><text:span text:style-name="T4">m</text:span><text:span text:style-name="T4">m</text:span><text:span text:style-name="T4">a</text:span></text:p>
        </draw:connector>
        <draw:connector draw:style-name="gr47" draw:text-style-name="P6" draw:layer="layout" draw:type="curve" svg:x1="27.969cm" svg:y1="42.569cm" svg:x2="24.219cm" svg:y2="44.569cm" draw:start-shape="id27" draw:start-glue-point="5" draw:end-shape="id23" draw:end-glue-point="5" svg:d="M27969 42569c-2500 0-3750 666-3750 2000" svg:viewBox="0 0 3751 2001">
          <text:p text:style-name="P5"><text:span text:style-name="T4">di</text:span><text:span text:style-name="T4">git, </text:span><text:span text:style-name="T4">+, </text:span><text:span text:style-name="T4">-</text:span></text:p>
          <text:p text:style-name="P5"><text:span text:style-name="T4"/></text:p>
          <text:p text:style-name="P5"><text:span text:style-name="T4"/></text:p>
        </draw:connector>
        <draw:connector draw:style-name="gr48" draw:text-style-name="P6" draw:layer="layout" draw:type="curve" svg:x1="29.281cm" svg:y1="48.769cm" svg:x2="31.719cm" svg:y2="47.281cm" draw:start-shape="id22" draw:start-glue-point="11" draw:end-shape="id28" draw:end-glue-point="7" svg:d="M29281 48769c1830 0 611-1488 2438-1488" svg:viewBox="0 0 2439 1489">
          <text:p text:style-name="P5"><text:span text:style-name="T4">co</text:span><text:span text:style-name="T4">m</text:span><text:span text:style-name="T4">m</text:span><text:span text:style-name="T4">a</text:span></text:p>
        </draw:connector>
        <draw:connector draw:style-name="gr49" draw:text-style-name="P6" draw:layer="layout" draw:type="curve" svg:x1="31.719cm" svg:y1="46.219cm" svg:x2="28.219cm" svg:y2="48.769cm" draw:start-shape="id28" draw:start-glue-point="5" draw:end-shape="id22" draw:end-glue-point="5" svg:d="M31719 46219c-2334 0-3500 850-3500 2550" svg:viewBox="0 0 3501 2551">
          <text:p text:style-name="P5"><text:span text:style-name="T4">di</text:span><text:span text:style-name="T4">git, </text:span><text:span text:style-name="T4">+, </text:span><text:span text:style-name="T4">-</text:span></text:p>
          <text:p text:style-name="P5"><text:span text:style-name="T4"/></text:p>
          <text:p text:style-name="P5"><text:span text:style-name="T4"/></text:p>
          <text:p text:style-name="P5"><text:span text:style-name="T4"/></text:p>
        </draw:connector>
        <draw:connector draw:style-name="gr50" draw:text-style-name="P6" draw:layer="layout" draw:type="curve" svg:x1="24.75cm" svg:y1="45.85cm" svg:x2="24.75cm" svg:y2="48.55cm" draw:start-shape="id23" draw:start-glue-point="8" draw:end-shape="id26" draw:end-glue-point="4" svg:d="M24750 45850v2700" svg:viewBox="0 0 1 2701">
          <text:p text:style-name="P5"><text:span text:style-name="T4">E, </text:span><text:span text:style-name="T4">e</text:span></text:p>
        </draw:connector>
        <draw:custom-shape draw:style-name="gr4" draw:text-style-name="P2" xml:id="id36" draw:id="id36" draw:layer="layout" svg:width="1.5cm" svg:height="1.5cm" svg:x="12.75cm" svg:y="17.4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6" draw:layer="layout" draw:type="curve" svg:x1="11.75cm" svg:y1="16cm" svg:x2="12.75cm" svg:y2="18.15cm" draw:start-shape="id3" draw:start-glue-point="8" draw:end-shape="id36" draw:end-glue-point="6" svg:d="M11750 16000c0 1434 333 2150 1000 2150" svg:viewBox="0 0 1001 2151">
          <text:p text:style-name="P5"><text:span text:style-name="T4">\</text:span></text:p>
        </draw:connector>
        <draw:connector draw:style-name="gr52" draw:text-style-name="P6" draw:layer="layout" draw:type="curve" svg:x1="13.5cm" svg:y1="17.4cm" svg:x2="12.281cm" svg:y2="15.781cm" draw:start-shape="id36" draw:start-glue-point="4" draw:end-shape="id3" draw:end-glue-point="9" svg:d="M13500 17400c0-1048-1219-239-1219-1619" svg:viewBox="0 0 1220 1620">
          <text:p text:style-name="P5"><text:span text:style-name="T4">\, “</text:span></text:p>
          <text:p text:style-name="P5"><text:span text:style-name="T4"/></text:p>
        </draw:connector>
        <draw:custom-shape draw:style-name="gr53" draw:text-style-name="P17" draw:layer="layout" svg:width="2.75cm" svg:height="1.25cm" svg:x="14.75cm" svg:y="16.15cm">
          <text:p text:style-name="P17"><text:span text:style-name="T4">Escape character</text:span></text:p>
          <draw:enhanced-geometry svg:viewBox="0 0 21600 21600" draw:glue-points="10800 0 0 10800 10800 21600 21600 10800 ?f40 ?f41" draw:text-areas="0 0 21600 21600" draw:type="rectangular-callout" draw:modifiers="-3988.6586695747 30284.89208633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xml:id="id37" draw:id="id37" draw:layer="layout" svg:width="1.5cm" svg:height="1.5cm" svg:x="16.5cm" svg:y="11cm">
          <text:p text:style-name="P1"><text:span text:style-name="T1">-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9" draw:layer="layout" svg:width="3.5cm" svg:height="1cm" svg:x="18cm" svg:y="10.25cm">
          <text:p text:style-name="P1"><text:span text:style-name="T1">=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9.974293059126 29476.12387612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36" draw:text-style-name="P6" draw:layer="layout" draw:type="curve" svg:x1="12.5cm" svg:y1="11.75cm" svg:x2="16.5cm" svg:y2="11.75cm" draw:end-shape="id37" draw:end-glue-point="6" svg:d="M12500 11750h4000" svg:viewBox="0 0 4001 1">
          <text:p text:style-name="P5"><text:span text:style-name="T4">all</text:span></text:p>
          <text:p text:style-name="P5"><text:span text:style-name="T4"/></text:p>
        </draw:connector>
        <draw:connector draw:style-name="gr13" draw:text-style-name="P11" xml:id="id9" draw:id="id9" draw:layer="layout" svg:x1="8.5cm" svg:y1="11.75cm" svg:x2="11cm" svg:y2="15.25cm" draw:start-shape="id38" draw:start-glue-point="0" draw:end-shape="id3" draw:end-glue-point="6" svg:d="M8500 11750v3500h2500" svg:viewBox="0 0 2501 3501">
          <text:p text:style-name="P1">“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02" draw:display-name="Arrowheads 102" svg:viewBox="0 0 20 20" svg:d="M0 20l10-20 10 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6" draw:display-name="Arrowheads 106" svg:viewBox="0 0 20 20" svg:d="M0 20l10-20 10 20z"/>
    <draw:marker draw:name="Arrowheads_20_107" draw:display-name="Arrowheads 107" svg:viewBox="0 0 20 20" svg:d="M0 20l10-20 10 20z"/>
    <draw:marker draw:name="Arrowheads_20_108" draw:display-name="Arrowheads 108" svg:viewBox="0 0 20 20" svg:d="M0 20l10-20 10 20z"/>
    <draw:marker draw:name="Arrowheads_20_109" draw:display-name="Arrowheads 109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1" draw:display-name="Arrowheads 111" svg:viewBox="0 0 20 20" svg:d="M0 20l10-20 10 20z"/>
    <draw:marker draw:name="Arrowheads_20_112" draw:display-name="Arrowheads 112" svg:viewBox="0 0 20 20" svg:d="M0 20l10-20 10 20z"/>
    <draw:marker draw:name="Arrowheads_20_114" draw:display-name="Arrowheads 114" svg:viewBox="0 0 20 20" svg:d="M0 20l10-20 10 20z"/>
    <draw:marker draw:name="Arrowheads_20_12" draw:display-name="Arrowheads 12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8" draw:display-name="Arrowheads 28" svg:viewBox="0 0 20 20" svg:d="M0 20l10-20 10 20z"/>
    <draw:marker draw:name="Arrowheads_20_4" draw:display-name="Arrowheads 4" svg:viewBox="0 0 20 20" svg:d="M0 20l10-20 10 20z"/>
    <draw:marker draw:name="Arrowheads_20_43" draw:display-name="Arrowheads 43" svg:viewBox="0 0 20 20" svg:d="M0 20l10-20 10 20z"/>
    <draw:marker draw:name="Arrowheads_20_5" draw:display-name="Arrowheads 5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8" draw:display-name="Arrowheads 78" svg:viewBox="0 0 20 20" svg:d="M0 20l10-20 10 20z"/>
    <draw:marker draw:name="Arrowheads_20_81" draw:display-name="Arrowheads 81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93" draw:display-name="Arrowheads 93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5T08:50:03.490683900</meta:creation-date>
    <dc:date>2023-11-13T15:28:41.490322399</dc:date>
    <meta:editing-duration>PT17H14M59S</meta:editing-duration>
    <meta:editing-cycles>140</meta:editing-cycles>
    <meta:generator>LibreOffice/7.3.7.2$Linux_X86_64 LibreOffice_project/30$Build-2</meta:generator>
    <meta:document-statistic meta:object-count="111"/>
  </office:meta>
</office:document-meta>
</file>